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altitude</text:p>
          </table:table-cell>
        </table:table-row>
        <table:table-row table:style-name="ro1">
          <table:table-cell office:value-type="float" office:value="43.9941">
            <text:p>43.9941</text:p>
          </table:table-cell>
          <table:table-cell office:value-type="float" office:value="-71.36945">
            <text:p>-71.3694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3.9942">
            <text:p>43.9942</text:p>
          </table:table-cell>
          <table:table-cell office:value-type="float" office:value="-71.36945">
            <text:p>-71.3694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3.9943">
            <text:p>43.9943</text:p>
          </table:table-cell>
          <table:table-cell office:value-type="float" office:value="-71.36945">
            <text:p>-71.36945</text:p>
          </table:table-cell>
          <table:table-cell office:value-type="float" office:value="100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/3.5$Linux_X86_64 LibreOffice_project/350m1$Build-2</meta:generator>
  </office:meta>
</office:document-meta>
</file>